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ffffff" draw:fill-hatch-name="Black_20_-45_20_Degrees" draw:fill-hatch-solid="false" draw:opacity="50%" draw:textarea-vertical-align="middle" draw:shadow-opacity="50%"/>
    </style:style>
    <style:style style:name="gr2" style:family="graphic" style:parent-style-name="standard">
      <style:graphic-properties draw:fill="hatch" draw:fill-color="#661900" draw:fill-hatch-name="Black_20_45_20_Degrees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6.3cm" svg:height="6.1cm" svg:x="9.9cm" svg:y="11.4cm">
          <text:p text:style-name="P1">Verständnis</text:p>
        </draw:ellipse>
        <draw:ellipse draw:style-name="gr2" draw:text-style-name="P1" draw:layer="layout" svg:width="6.3cm" svg:height="6.1cm" svg:x="4.6cm" svg:y="11.3cm">
          <text:p text:style-name="P1">Effizienz</text:p>
        </draw:ellipse>
        <draw:frame draw:style-name="gr3" draw:layer="layout" svg:width="0.502cm" svg:height="1.675cm" svg:x="6.9cm" svg:y="13.1cm">
          <draw:text-box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n-Erik Kujat</meta:initial-creator>
    <meta:creation-date>2015-05-26T08:30:42.27</meta:creation-date>
    <dc:date>2015-05-26T08:36:46.25</dc:date>
    <dc:creator>Sven-Erik Kujat</dc:creator>
    <meta:editing-duration>PT6M11S</meta:editing-duration>
    <meta:editing-cycles>1</meta:editing-cycles>
    <meta:document-statistic meta:object-count="3"/>
    <meta:generator>OpenOffice/4.0.1$Win32 OpenOffice.org_project/401m5$Build-9714</meta:generator>
  </office:meta>
</office:document-meta>
</file>